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25-01-0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24-01-02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23-01-0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22-01-0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21-01-04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20-01-02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19-01-03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18-01-02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17-01-03 20:4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16-01-02 20:3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15-01-02 21:44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14-01-02 22:33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13-01-03 13:58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12-01-03 22:35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11-01-04 15:23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10-01-03 14:1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09-01-05 16:18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08-01-03 23:07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07-04-02 22:23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06-01-05 19:07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15100581701</text:p>
          </table:table-cell>
          <table:table-cell office:value-type="string" calcext:value-type="string">
            <text:p>2005-01-08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